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IX MathJax Alphabets2" svg:font-family="'STIX MathJax Alphabet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TIX MathJax Alphabets" svg:font-family="'STIX MathJax Alphabets'" style:font-family-generic="roman" style:font-pitch="variable"/>
    <style:font-face style:name="STIX MathJax Alphabets1" svg:font-family="'STIX MathJax Alphabets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905" draw:textarea-horizontal-align="justify" draw:textarea-vertical-align="middle" draw:auto-grow-height="false" fo:min-height="1.02cm" fo:min-width="4.263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02cm" fo:min-width="4.263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02cm" fo:min-width="4.263cm"/>
      <style:paragraph-properties style:writing-mode="lr-tb"/>
    </style:style>
    <style:style style:name="gr4" style:family="graphic" style:parent-style-name="standard">
      <style:graphic-properties draw:fill-color="#ea7500" draw:textarea-horizontal-align="justify" draw:textarea-vertical-align="middle" draw:auto-grow-height="false" fo:min-height="1.02cm" fo:min-width="4.263cm"/>
      <style:paragraph-properties style:writing-mode="lr-tb"/>
    </style:style>
    <style:style style:name="gr5" style:family="graphic" style:parent-style-name="objectwithoutfill">
      <style:graphic-properties svg:stroke-color="#ea7500" draw:marker-end="Arrowheads_20_5" draw:marker-end-width="0.3cm" draw:fill="none" draw:textarea-vertical-align="middle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874cm" fo:min-width="0.847cm"/>
      <style:paragraph-properties style:writing-mode="lr-tb"/>
    </style:style>
    <style:style style:name="gr7" style:family="graphic" style:parent-style-name="standard">
      <style:graphic-properties svg:stroke-color="#b3cac7" draw:fill-color="#b4c7dc" draw:textarea-horizontal-align="justify" draw:textarea-vertical-align="middle" draw:auto-grow-height="false" fo:min-height="0.874cm" fo:min-width="1.971cm"/>
      <style:paragraph-properties style:writing-mode="lr-tb"/>
    </style:style>
    <style:style style:name="gr8" style:family="graphic" style:parent-style-name="standard">
      <style:graphic-properties draw:fill-color="#ea7500" draw:textarea-horizontal-align="justify" draw:textarea-vertical-align="middle" draw:auto-grow-height="false" fo:min-height="0.648cm" fo:min-width="3.503cm"/>
      <style:paragraph-properties style:writing-mode="lr-tb"/>
    </style:style>
    <style:style style:name="gr9" style:family="graphic" style:parent-style-name="objectwithoutfill">
      <style:graphic-properties svg:stroke-color="#ea7500" draw:marker-start="Arrowheads_20_8" draw:marker-start-width="0.3cm" draw:marker-end="Arrowheads_20_9" draw:marker-end-width="0.3cm" draw:fill="none" draw:textarea-vertical-align="middle"/>
    </style:style>
    <style:style style:name="gr10" style:family="graphic" style:parent-style-name="objectwithoutfill">
      <style:graphic-properties svg:stroke-color="#00a933" draw:marker-start="Arrowheads_20_10" draw:marker-start-width="0.3cm" draw:marker-end="Arrowheads_20_11" draw:marker-end-width="0.3cm" draw:fill="none" draw:textarea-vertical-align="middle"/>
    </style:style>
    <style:style style:name="gr11" style:family="graphic" style:parent-style-name="objectwithoutfill">
      <style:graphic-properties svg:stroke-color="#ea7500" draw:marker-end="Arrowheads_20_12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13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15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heads_20_16" draw:marker-end-width="0.3cm" draw:fill="none" draw:textarea-vertical-align="middle"/>
    </style:style>
    <style:style style:name="gr16" style:family="graphic" style:parent-style-name="objectwithoutfill">
      <style:graphic-properties svg:stroke-color="#e6e905" draw:marker-end="Arrowheads_20_17" draw:marker-end-width="0.3cm" draw:fill="none" draw:textarea-vertical-align="middle"/>
    </style:style>
    <style:style style:name="gr17" style:family="graphic" style:parent-style-name="objectwithoutfill">
      <style:graphic-properties svg:stroke-color="#e6e905" draw:marker-end="Arrowheads_20_18" draw:marker-end-width="0.3cm" draw:fill="none" draw:textarea-vertical-align="middle"/>
    </style:style>
    <style:style style:name="gr18" style:family="graphic" style:parent-style-name="objectwithoutfill">
      <style:graphic-properties svg:stroke-color="#00a933" draw:marker-start="Arrowheads_20_20" draw:marker-start-width="0.3cm" draw:marker-end="Arrowheads_20_21" draw:marker-end-width="0.3cm" draw:fill="none" draw:textarea-vertical-align="middle"/>
    </style:style>
    <style:style style:name="gr19" style:family="graphic" style:parent-style-name="objectwithoutfill">
      <style:graphic-properties svg:stroke-color="#00a933" draw:marker-start="Arrowheads_20_22" draw:marker-start-width="0.3cm" draw:marker-end="Arrowheads_20_23" draw:marker-end-width="0.3cm" draw:fill="none" draw:textarea-vertical-align="middle"/>
    </style:style>
    <style:style style:name="gr20" style:family="graphic" style:parent-style-name="objectwithoutfill">
      <style:graphic-properties svg:stroke-color="#00a933" draw:marker-start="Arrowheads_20_26" draw:marker-start-width="0.3cm" draw:marker-end="Arrowheads_20_27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Long_20_Dash" svg:stroke-color="#999999" draw:marker-start="Arrowheads_20_28" draw:marker-start-width="0.3cm" draw:marker-end="Arrowheads_20_2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6e905"/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-color="#ea750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4c7dc"/>
      <style:paragraph-properties fo:text-align="center" style:writing-mode="lr-tb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4.763cm" svg:height="1.27cm" svg:x="16.947cm" svg:y="12.015cm">
          <text:p text:style-name="P1">Logg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763cm" svg:height="1.27cm" svg:x="23.184cm" svg:y="8.853cm">
          <text:p text:style-name="P1">Monitoring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763cm" svg:height="1.27cm" svg:x="16.947cm" svg:y="4.88cm">
          <text:p text:style-name="P1">App + DB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763cm" svg:height="1.27cm" svg:x="9.794cm" svg:y="8.775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.763cm" svg:height="1.27cm" svg:x="16.94cm" svg:y="2.17cm">
          <text:p text:style-name="P1">CICD Worker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9.321cm" svg:y1="3.44cm" svg:x2="19.328cm" svg:y2="4.88cm" draw:start-shape="id1" draw:start-glue-point="2" draw:end-shape="id2" draw:end-glue-point="0" svg:d="M19321 3440l7 1440" svg:viewBox="0 0 8 1441">
          <text:p/>
        </draw:connector>
        <draw:custom-shape draw:style-name="gr6" draw:text-style-name="P7" xml:id="id5" draw:id="id5" draw:layer="layout" svg:width="1.905cm" svg:height="1.588cm" svg:x="2.035cm" svg:y="8.602cm">
          <text:p text:style-name="P1"/>
          <text:p text:style-name="P1"/>
          <text:p text:style-name="P1"/>
          <text:p text:style-name="P1"><text:span text:style-name="T1">Users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xml:id="id3" draw:id="id3" draw:layer="layout" svg:width="3.493cm" svg:height="1.588cm" svg:x="1.317cm" svg:y="1.952cm">
          <text:p text:style-name="P1">Devo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4.375cm" svg:height="1.27cm" svg:x="9.96cm" svg:y="2.135cm">
          <text:p text:style-name="P1">GitLab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6" draw:layer="layout" draw:type="line" svg:x1="4.81cm" svg:y1="2.746cm" svg:x2="9.96cm" svg:y2="2.77cm" draw:start-shape="id3" draw:start-glue-point="10" draw:end-shape="id4" draw:end-glue-point="5" svg:d="M4810 2746l5150 24" svg:viewBox="0 0 5151 25">
          <text:p/>
        </draw:connector>
        <draw:connector draw:style-name="gr10" draw:text-style-name="P6" draw:layer="layout" draw:type="line" svg:x1="3.94cm" svg:y1="9.396cm" svg:x2="9.794cm" svg:y2="9.41cm" draw:start-shape="id5" draw:start-glue-point="10" draw:end-shape="id6" draw:end-glue-point="3" svg:d="M3940 9396l5854 14" svg:viewBox="0 0 5855 15">
          <text:p/>
        </draw:connector>
        <draw:connector draw:style-name="gr11" draw:text-style-name="P6" draw:layer="layout" draw:type="line" svg:x1="14.335cm" svg:y1="2.77cm" svg:x2="16.94cm" svg:y2="2.805cm" draw:start-shape="id4" draw:start-glue-point="7" draw:end-shape="id1" draw:end-glue-point="3" svg:d="M14335 2770l2605 35" svg:viewBox="0 0 2606 36">
          <text:p/>
        </draw:connector>
        <draw:connector draw:style-name="gr12" draw:text-style-name="P6" draw:layer="layout" svg:x1="21.703cm" svg:y1="2.805cm" svg:x2="25.565cm" svg:y2="8.853cm" draw:start-shape="id1" draw:start-glue-point="1" draw:end-shape="id7" draw:end-glue-point="0" svg:d="M21703 2805h3862v6048" svg:viewBox="0 0 3863 6049">
          <text:p/>
        </draw:connector>
        <draw:connector draw:style-name="gr13" draw:text-style-name="P6" draw:layer="layout" svg:x1="21.71cm" svg:y1="5.515cm" svg:x2="25.565cm" svg:y2="8.853cm" draw:start-shape="id2" draw:start-glue-point="1" draw:end-shape="id7" draw:end-glue-point="0" svg:d="M21710 5515h3855v3338" svg:viewBox="0 0 3856 3339">
          <text:p/>
        </draw:connector>
        <draw:connector draw:style-name="gr14" draw:text-style-name="P6" draw:layer="layout" draw:line-skew="4.981cm" svg:x1="12.175cm" svg:y1="10.045cm" svg:x2="25.565cm" svg:y2="10.123cm" draw:start-shape="id6" draw:start-glue-point="2" draw:end-shape="id7" draw:end-glue-point="2" svg:d="M12175 10045v5560h13390v-5482" svg:viewBox="0 0 13391 5561">
          <text:p/>
        </draw:connector>
        <draw:connector draw:style-name="gr15" draw:text-style-name="P6" draw:layer="layout" svg:x1="21.71cm" svg:y1="12.65cm" svg:x2="25.565cm" svg:y2="10.123cm" draw:start-shape="id8" draw:start-glue-point="1" draw:end-shape="id7" draw:end-glue-point="2" svg:d="M21710 12650h3855v-2527" svg:viewBox="0 0 3856 2528">
          <text:p/>
        </draw:connector>
        <draw:connector draw:style-name="gr16" draw:text-style-name="P6" draw:layer="layout" svg:x1="12.175cm" svg:y1="10.045cm" svg:x2="16.947cm" svg:y2="12.65cm" draw:start-shape="id6" draw:start-glue-point="2" draw:end-shape="id8" draw:end-glue-point="3" svg:d="M12175 10045v2605h4772" svg:viewBox="0 0 4773 2606">
          <text:p/>
        </draw:connector>
        <draw:connector draw:style-name="gr17" draw:text-style-name="P6" draw:layer="layout" draw:type="line" svg:x1="19.328cm" svg:y1="6.15cm" svg:x2="19.328cm" svg:y2="12.015cm" draw:start-shape="id2" draw:start-glue-point="2" draw:end-shape="id8" draw:end-glue-point="0" svg:d="M19328 6150v5865" svg:viewBox="0 0 1 5866">
          <text:p/>
        </draw:connector>
        <draw:connector draw:style-name="gr18" draw:text-style-name="P6" draw:layer="layout" draw:type="line" svg:x1="4.81cm" svg:y1="2.746cm" svg:x2="9.794cm" svg:y2="9.41cm" draw:start-shape="id3" draw:start-glue-point="10" draw:end-shape="id6" draw:end-glue-point="3" svg:d="M4810 2746l4984 6664" svg:viewBox="0 0 4985 6665">
          <text:p/>
        </draw:connector>
        <draw:connector draw:style-name="gr19" draw:text-style-name="P6" draw:layer="layout" draw:type="line" svg:x1="14.557cm" svg:y1="9.41cm" svg:x2="16.947cm" svg:y2="5.515cm" draw:start-shape="id6" draw:end-shape="id2" draw:end-glue-point="3" svg:d="M14557 9410l2390-3895" svg:viewBox="0 0 2391 3896">
          <text:p/>
        </draw:connector>
        <draw:connector draw:style-name="gr20" draw:text-style-name="P6" draw:layer="layout" draw:type="line" svg:x1="14.557cm" svg:y1="9.41cm" svg:x2="23.184cm" svg:y2="9.488cm" draw:start-shape="id6" draw:start-glue-point="1" draw:end-shape="id7" draw:end-glue-point="3" svg:d="M14557 9410l8627 78" svg:viewBox="0 0 8628 79">
          <text:p/>
        </draw:connector>
        <draw:connector draw:style-name="gr21" draw:text-style-name="P6" draw:layer="layout" draw:type="line" svg:x1="4.81cm" svg:y1="2.746cm" svg:x2="16.947cm" svg:y2="12.65cm" draw:start-shape="id3" draw:start-glue-point="10" draw:end-shape="id8" draw:end-glue-point="3" svg:d="M4810 2746l12137 9904" svg:viewBox="0 0 12138 9905">
          <text:p/>
        </draw:connector>
        <draw:connector draw:style-name="gr21" draw:text-style-name="P6" draw:layer="layout" draw:type="line" svg:x1="4.811cm" svg:y1="2.746cm" svg:x2="23.184cm" svg:y2="9.488cm" draw:end-shape="id7" draw:end-glue-point="3" svg:d="M4811 2746l18373 6742" svg:viewBox="0 0 18374 674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IX MathJax Alphabets2" svg:font-family="'STIX MathJax Alphabet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TIX MathJax Alphabets" svg:font-family="'STIX MathJax Alphabets'" style:font-family-generic="roman" style:font-pitch="variable"/>
    <style:font-face style:name="STIX MathJax Alphabets1" svg:font-family="'STIX MathJax Alphabets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TIX MathJax Alphabets2" fo:font-family="'STIX MathJax Alphabets'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7T13:17:29.034576607</meta:creation-date>
    <dc:date>2021-12-07T15:31:04.818526275</dc:date>
    <meta:editing-duration>PT16M23S</meta:editing-duration>
    <meta:editing-cycles>5</meta:editing-cycles>
    <meta:generator>LibreOffice/7.1.7.2$Linux_X86_64 LibreOffice_project/10$Build-2</meta:generator>
    <meta:document-statistic meta:object-count="23"/>
  </office:meta>
</office:document-meta>
</file>